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Sans4" svg:font-family="'Liberation Sans', Arial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olgskontrolle zu<text:line-break/>Module „dracut“ [SSA 1008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1</text:p>
          </draw:text-box>
        </draw:frame>
        <draw:frame presentation:style-name="pr5" draw:layer="layout" svg:width="25.199cm" svg:height="12.179cm" svg:x="1.4cm" svg:y="4.914cm" presentation:class="outline">
          <draw:text-box>
            <text:p>Was wird mit einem initramfs bezweckt?</text:p>
            <text:p>A) RAM Disks erstellen</text:p>
            <text:p>B) INI Dateien des TRAM Dateisystems parsen</text:p>
            <text:p>C) das root-Dateisystem verfügbar machen um darauf Init zu start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Mit welchem Tool wird in einem SLE System die initramfs generiert?</text:p>
            <text:p>A) mkinitrd</text:p>
            <text:p>B) geninitramfs</text:p>
            <text:p>C) dracut</text:p>
          </draw:text-box>
        </draw:frame>
        <draw:frame draw:style-name="gr2" draw:text-style-name="P2" draw:layer="layout" svg:width="14.478cm" svg:height="1.187cm" svg:x="0.508cm" svg:y="6.3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o befinden sich die dracut Module auf einem SLE System?</text:p>
            <text:p>A) /lib/modules/dracut/</text:p>
            <text:p>B) /usr/src/linux</text:p>
            <text:p>C) /usr/lib/dracut/modules.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ie können auf einem SLE System weitere Module in eine initramfs integriert werden?</text:p>
            <text:p>A) In der Datei /etc/dracut.conf</text:p>
            <text:p>B) In einer Datei unter /etc/dracut.conf.d/</text:p>
            <text:p>C) Mittels der Option --add-drivers beim Aufruf von <text:span text:style-name="T1">dra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Sans4" svg:font-family="'Liberation Sans', Arial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3T18:46:44.828732774</dc:date>
    <dc:creator>Nicolas Christener</dc:creator>
    <meta:editing-duration>PT55M53S</meta:editing-duration>
    <meta:editing-cycles>24</meta:editing-cycles>
    <meta:generator>LibreOffice/5.2.0.4$Linux_X86_64 LibreOffice_project/20m0$Build-4</meta:generator>
    <meta:document-statistic meta:object-count="46"/>
    <meta:user-defined meta:name="Modul_Area">SSA</meta:user-defined>
    <meta:user-defined meta:name="Modul_ID">1008</meta:user-defined>
    <meta:user-defined meta:name="Modul_Name">dracut</meta:user-defined>
  </office:meta>
</office:document-meta>
</file>